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 fo:margin-left="0in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6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font-style="normal" fo:text-shadow="none" style:text-underline-style="none" fo:font-weight="normal" style:font-family-asian="Tahoma" style:font-size-asian="10pt" style:font-style-asian="normal" style:font-weight-asian="normal" style:font-family-complex="Tahoma" style:font-size-complex="10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y02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6"/>
        <table:table-column table:style-name="co2" table:default-cell-style-name="ce16"/>
        <table:table-column table:style-name="co3" table:number-columns-repeated="6" table:default-cell-style-name="ce16"/>
        <table:table-column table:style-name="co4" table:number-columns-repeated="1015" table:default-cell-style-name="ce16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1" draw:text-style-name="P2" svg:width="1.0835in" svg:height="0.7189in" svg:x="3.4807in" svg:y="0.0102in" draw:caption-point-x="-0.4835in" draw:caption-point-y="-0.0063in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Concurrent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1" draw:text-style-name="P2" svg:width="1.0835in" svg:height="0.7189in" svg:x="3.1472in" svg:y="0.0382in" draw:caption-point-x="-0.15in" draw:caption-point-y="0.174in">
              <dc:creator>Allan Berrocal</dc:creator>
              <dc:date>2021-06-19T00:00:00</dc:date>
              <text:p text:style-name="P1"><text:span text:style-name="T2">Serial</text:span></text:p>
            </office:annotation>
            <text:p>serial</text:p>
          </table:table-cell>
          <table:table-cell table:style-name="ce6" office:value-type="string" calcext:value-type="string">
            <office:annotation draw:style-name="gr1" draw:text-style-name="P2" svg:width="1.0835in" svg:height="0.7189in" svg:x="3.9299in" svg:y="0.0382in" draw:caption-point-x="-0.15in" draw:caption-point-y="0.174in">
              <dc:date>2021-06-19T00:00:00</dc:date>
              <text:p text:style-name="P1"><text:span text:style-name="T2">Default block mapping (static)</text:span></text:p>
            </office:annotation>
            <text:p>block</text:p>
          </table:table-cell>
          <table:table-cell table:style-name="ce6" office:value-type="string" calcext:value-type="string">
            <office:annotation draw:style-name="gr1" draw:text-style-name="P2" svg:width="1.0835in" svg:height="0.7189in" svg:x="4.7126in" svg:y="0.0382in" draw:caption-point-x="-0.15in" draw:caption-point-y="0.174in">
              <dc:date>2021-06-19T00:00:00</dc:date>
              <text:p text:style-name="P1"><text:span text:style-name="T1">Cyclic mapping (static,1)</text:span></text:p>
            </office:annotation>
            <text:p>cyclic</text:p>
          </table:table-cell>
          <table:table-cell table:style-name="ce6" office:value-type="string" calcext:value-type="string">
            <office:annotation draw:style-name="gr1" draw:text-style-name="P2" svg:width="1.0835in" svg:height="0.7189in" svg:x="5.4953in" svg:y="0.0382in" draw:caption-point-x="-0.15in" draw:caption-point-y="0.174in">
              <dc:date>2021-06-19T00:00:00</dc:date>
              <text:p text:style-name="P1"><text:span text:style-name="T1">Block-cyclic mapping (static,N) with N&gt;1</text:span></text:p>
            </office:annotation>
            <text:p>blockcyc</text:p>
          </table:table-cell>
          <table:table-cell table:style-name="ce6" office:value-type="string" calcext:value-type="string">
            <office:annotation draw:style-name="gr1" draw:text-style-name="P2" svg:width="1.0835in" svg:height="0.7189in" svg:x="6.2776in" svg:y="0.0382in" draw:caption-point-x="-0.1496in" draw:caption-point-y="0.174in">
              <dc:date>2021-06-19T00:00:00</dc:date>
              <text:p text:style-name="P1"><text:span text:style-name="T1">Default dynamic mapping (dynamic)</text:span></text:p>
            </office:annotation>
            <text:p>dynamic</text:p>
          </table:table-cell>
          <table:table-cell table:style-name="ce6" office:value-type="string" calcext:value-type="string">
            <office:annotation draw:style-name="gr1" draw:text-style-name="P2" svg:width="1.0835in" svg:height="0.7189in" svg:x="8.8524in" svg:y="0.0382in" draw:caption-point-x="-1.9417in" draw:caption-point-y="0.174in">
              <dc:date>2021-06-19T00:00:00</dc:date>
              <text:p text:style-name="P1"><text:span text:style-name="T1">Default guided mapping (guided)</text:span></text:p>
            </office:annotation>
            <text:p>guide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 table:number-columns-spanned="1" table:number-rows-spanned="3">
            <office:annotation draw:style-name="gr2" draw:text-style-name="P2" svg:width="1.1413in" svg:height="0.824in" svg:x="1.5693in" svg:y="0.0343in" draw:caption-point-x="-0.2402in" draw:caption-point-y="0.5945in">
              <dc:date>2021-06-19T00:00:00</dc:date>
              <text:p text:style-name="P1"><text:span text:style-name="T3">Type the test case used to measure the performance</text:span></text:p>
            </office:annotation>
            <text:p>inputXXX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1" draw:text-style-name="P2" svg:width="1.0835in" svg:height="0.7189in" svg:x="3.4807in" svg:y="0.3996in" draw:caption-point-x="-0.4835in" draw:caption-point-y="0.2291in">
              <dc:date>2021-06-19T00:00:00</dc:date>
              <text:p text:style-name="P1"><text:span text:style-name="T1">Duration in seconds running with no thread support (main thread calculates everything)</text:span></text:p>
            </office:annotation>
          </table:table-cell>
          <table:table-cell table:style-name="ce8" table:number-columns-repeated="5"/>
          <table:table-cell table:number-columns-repeated="1015"/>
        </table:table-row>
        <table:table-row table:style-name="ro1">
          <table:covered-table-cell table:style-name="ce4"/>
          <table:table-cell table:style-name="ce9" office:value-type="string" calcext:value-type="string">
            <text:p>Speedup</text:p>
          </table:table-cell>
          <table:table-cell table:style-name="ce10">
            <office:annotation draw:style-name="gr1" draw:text-style-name="P2" svg:width="1.0835in" svg:height="0.7189in" svg:x="3.4807in" svg:y="0.552in" draw:caption-point-x="-0.4835in" draw:caption-point-y="0.285in">
              <dc:date>2021-06-19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covered-table-cell table:style-name="ce15"/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1" draw:text-style-name="P2" svg:width="1.0835in" svg:height="0.7189in" svg:x="3.4807in" svg:y="0.7602in" draw:caption-point-x="-0.4835in" draw:caption-point-y="0.285in">
              <dc:date>2021-06-19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style-name="ce10" table:number-columns-repeated="5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reate a graph using two vertical axes here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4.2$MacOSX_X86_64 LibreOffice_project/a529a4fab45b75fefc5b6226684193eb000654f6</meta:generator>
    <meta:creation-date>2019-06-11T10:24:21Z</meta:creation-date>
    <dc:date>2021-06-19T20:18:55.577071194</dc:date>
    <meta:editing-cycles>18</meta:editing-cycles>
    <meta:editing-duration>PT1H18M14S</meta:editing-duration>
    <meta:document-statistic meta:table-count="1" meta:cell-count="23" meta:object-count="10"/>
  </office:meta>
</office:document-meta>
</file>